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Os supermercados Silva &amp; Silva estão passando por uma reestruturação de todo o departamento de tecnologia da informação. Novos equipamentos foram comprados e um administrador de redes foi contratado para organizá-los e instalá-los na undiade matriz e em mais duas filiais.</text:p>
      <text:p text:style-name="Text_20_body">As três unidades do supermercado Silva &amp; Silva possuem a mesma estrutura, são dez computadores para os caixas, três para a área administrativa e um servidor.</text:p>
      <text:p text:style-name="Text_20_body">O administrador deverá optar por uma rede baseada em grupo de trabalho ou domínio? Por quê? Qual é a função do Active Directory nessa estrutura? Qual sua sugestão para a organização do domínio floresta e dos domínios árvores no Active Directory?</text:p>
      <text:p text:style-name="Text_20_body"/>
      <text:p text:style-name="Text_20_body">Olá IURI.<text:line-break/>Para responder a questão, envie um arquivo ou escreva sua resposta na caixa de texto abaixo. <text:line-break/>Formato de arquivos aceitos: doc, docx, odt, pdf, rtf ou txt.<text:span text:style-name="Strong_20_Emphasis"> Tamanho máximo: 5mb.</text:span><text:line-break/><text:span text:style-name="Strong_20_Emphasis"><text:span text:style-name="T1">Importante: será aceito apenas uma submissão para essa atividade.</text:span></text:span></text:p>
      <text:p text:style-name="Text_20_body"><text:span text:style-name="Strong_20_Emphasis"/></text:p>
      <text:p text:style-name="Standard">No caso da rede de supermercados Silva &amp; Silva a melhor alternativa seria uma rede baseada em domínio que é mais apropriada para ambientes empresariais, ainda mais quando existem filiais com necessidades de gerenciamento centralizado, segurança e escalabilidade. Isso pois a rede baseada em domínio proporciona: 1 - Gerenciamento centralizado; 2 - Segurança; 3 - Escalabilidade e 4 - Recursos compartilhados.</text:p>
      <text:p text:style-name="Standard">Já o AD será primordial para a centralização do gerenciamento, da autorização e autenticação nos acessos e nas políticas de grupo.</text:p>
      <text:p text:style-name="Standard">Uma sugestão para a organização seria:</text:p>
      <text:p text:style-name="Standard">Um único domínio de floresta chamado "silvasilva.local" para abrigar todas as informações de autenticação e configurações de segurança globais.</text:p>
      <text:p text:style-name="Standard">Domínios de árvore separados para cada uma das três unidades do supermercado, sendo, matriz.silvasilva.local, filial1.silvasilva.local, e filial2.silvasilva.local. E dentro das árvores criar Unidades Organizacionais para organizar recursos específicos, como Caixas, <text:s/>Administrativo e Servidor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14:36:12.254227523</meta:creation-date>
    <dc:date>2023-09-23T14:37:19.159700280</dc:date>
    <meta:editing-duration>PT1M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9" meta:word-count="289" meta:character-count="1940" meta:non-whitespace-character-count="1658"/>
  </office:meta>
</office:document-meta>
</file>